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6aef2" officeooo:paragraph-rsid="000d4bbc" style:font-size-asian="14pt" style:font-size-complex="14pt"/>
    </style:style>
    <style:style style:name="P2" style:family="paragraph" style:parent-style-name="Standard">
      <style:paragraph-properties fo:margin-left="0.508cm" fo:margin-right="0.529cm" fo:line-height="150%" fo:text-indent="0cm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paragraph-rsid="000f2d10" style:font-size-asian="14pt" style:font-size-complex="14pt"/>
    </style:style>
    <style:style style:name="P4" style:family="paragraph" style:parent-style-name="Standard">
      <style:paragraph-properties fo:margin-left="0.508cm" fo:margin-right="0.529cm" fo:line-height="200%" fo:text-indent="0cm" style:auto-text-indent="false"/>
      <style:text-properties fo:font-size="14pt" officeooo:rsid="000f2d10" officeooo:paragraph-rsid="000f2d10" style:font-size-asian="14pt" style:font-size-complex="14pt"/>
    </style:style>
    <style:style style:name="P5" style:family="paragraph" style:parent-style-name="Standard">
      <style:paragraph-properties fo:margin-left="0.508cm" fo:margin-right="0.529cm" fo:line-height="200%" fo:text-align="justify" style:justify-single-word="false" fo:text-indent="0cm" style:auto-text-indent="false"/>
      <style:text-properties fo:font-size="14pt" officeooo:rsid="000f2d10" officeooo:paragraph-rsid="000f2d10" style:font-size-asian="14pt" style:font-size-complex="14pt"/>
    </style:style>
    <style:style style:name="P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f2d10" officeooo:paragraph-rsid="000f2d10" style:font-size-asian="14pt" style:font-size-complex="14pt"/>
    </style:style>
    <style:style style:name="P7" style:family="paragraph" style:parent-style-name="Standard">
      <style:paragraph-properties fo:margin-left="0.508cm" fo:margin-right="0.529cm" fo:line-height="150%" fo:text-indent="0cm" style:auto-text-indent="false"/>
      <style:text-properties fo:font-size="14pt" officeooo:rsid="000f2d10" officeooo:paragraph-rsid="000f2d10" style:font-size-asian="14pt" style:font-size-complex="14pt"/>
    </style:style>
    <style:style style:name="P8" style:family="paragraph" style:parent-style-name="Standard">
      <style:paragraph-properties fo:margin-left="0.508cm" fo:margin-right="0.529cm" fo:line-height="100%" fo:text-align="justify" style:justify-single-word="false" fo:text-indent="0cm" style:auto-text-indent="false"/>
      <style:text-properties fo:font-size="14pt" officeooo:rsid="000f2d10" officeooo:paragraph-rsid="000f2d10" style:font-size-asian="14pt" style:font-size-complex="14pt"/>
    </style:style>
    <style:style style:name="P9" style:family="paragraph" style:parent-style-name="Standard">
      <style:paragraph-properties fo:margin-left="0.508cm" fo:margin-right="0.529cm" fo:line-height="100%" fo:text-indent="0cm" style:auto-text-indent="false"/>
      <style:text-properties fo:font-size="14pt" officeooo:rsid="000f2d10" officeooo:paragraph-rsid="000f2d10" style:font-size-asian="14pt" style:font-size-complex="14pt"/>
    </style:style>
    <style:style style:name="P10" style:family="paragraph" style:parent-style-name="Standard" style:master-page-name="">
      <style:paragraph-properties fo:margin-left="0.508cm" fo:margin-right="0.529cm" fo:text-indent="0cm" style:auto-text-indent="false" style:page-number="auto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officeooo:paragraph-rsid="000f2d10" style:font-size-asian="14pt" style:font-size-complex="14pt"/>
    </style:style>
    <style:style style:name="P12" style:family="paragraph" style:parent-style-name="Standard">
      <style:paragraph-properties fo:margin-left="0.508cm" fo:margin-right="0.529cm" fo:line-height="100%" fo:text-indent="0cm" style:auto-text-indent="false" fo:break-before="page"/>
      <style:text-properties fo:font-size="14pt" officeooo:rsid="000f2d10" officeooo:paragraph-rsid="000f2d10" style:font-size-asian="14pt" style:font-size-complex="14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7" style:family="paragraph">
      <style:paragraph-properties fo:text-align="center">
        <style:tab-stops/>
      </style:paragraph-properties>
    </style:style>
    <style:style style:name="P18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9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officeooo:rsid="000f2d10"/>
    </style:style>
    <style:style style:name="T2" style:family="text">
      <style:text-properties officeooo:rsid="0010c6a2"/>
    </style:style>
    <style:style style:name="T3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4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5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3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4" svg:x1="3.109cm" svg:y1="27.567cm" svg:x2="3.111cm" svg:y2="29.046cm">
          <text:p/>
        </draw:line>
        <draw:line draw:style-name="gr2" draw:text-style-name="P14" svg:x1="2.122cm" svg:y1="27.556cm" svg:x2="20.383cm" svg:y2="27.556cm">
          <text:p/>
        </draw:line>
        <draw:line draw:style-name="gr2" draw:text-style-name="P14" svg:x1="4.108cm" svg:y1="27.567cm" svg:x2="4.11cm" svg:y2="29.046cm">
          <text:p/>
        </draw:line>
        <draw:line draw:style-name="gr2" draw:text-style-name="P14" svg:x1="6.607cm" svg:y1="27.567cm" svg:x2="6.609cm" svg:y2="29.046cm">
          <text:p/>
        </draw:line>
        <draw:line draw:style-name="gr2" draw:text-style-name="P14" svg:x1="8.105cm" svg:y1="27.581cm" svg:x2="8.107cm" svg:y2="29.046cm">
          <text:p/>
        </draw:line>
        <draw:line draw:style-name="gr2" draw:text-style-name="P14" svg:x1="9.107cm" svg:y1="27.567cm" svg:x2="9.109cm" svg:y2="29.032cm">
          <text:p/>
        </draw:line>
        <draw:line draw:style-name="gr2" draw:text-style-name="P14" svg:x1="19.401cm" svg:y1="27.567cm" svg:x2="19.405cm" svg:y2="29.046cm">
          <text:p/>
        </draw:line>
        <draw:line draw:style-name="gr3" draw:text-style-name="P14" svg:x1="2.122cm" svg:y1="28.053cm" svg:x2="9.091cm" svg:y2="28.055cm">
          <text:p/>
        </draw:line>
        <draw:line draw:style-name="gr2" draw:text-style-name="P14" svg:x1="2.122cm" svg:y1="28.558cm" svg:x2="9.091cm" svg:y2="28.558cm">
          <text:p/>
        </draw:line>
        <draw:line draw:style-name="gr3" draw:text-style-name="P14" svg:x1="19.412cm" svg:y1="28.06cm" svg:x2="20.39cm" svg:y2="28.06cm">
          <text:p/>
        </draw:line>
        <draw:frame draw:style-name="gr4" draw:text-style-name="P16" svg:width="0.913cm" svg:height="0.435cm" svg:x="2.159cm" svg:y="28.578cm">
          <draw:text-box>
            <text:p text:style-name="P15"><text:span text:style-name="T3">Изм.</text:span></text:p>
          </draw:text-box>
        </draw:frame>
        <draw:frame draw:style-name="gr4" draw:text-style-name="P16" svg:width="0.914cm" svg:height="0.435cm" svg:x="3.149cm" svg:y="28.578cm">
          <draw:text-box>
            <text:p text:style-name="P15"><text:span text:style-name="T3">Лист</text:span></text:p>
          </draw:text-box>
        </draw:frame>
        <draw:frame draw:style-name="gr4" draw:text-style-name="P16" svg:width="2.349cm" svg:height="0.435cm" svg:x="4.184cm" svg:y="28.578cm">
          <draw:text-box>
            <text:p text:style-name="P15"><text:span text:style-name="T3">№ </text:span><text:span text:style-name="T3">докум.</text:span></text:p>
          </draw:text-box>
        </draw:frame>
        <draw:frame draw:style-name="gr4" draw:text-style-name="P18" svg:width="1.405cm" svg:height="0.435cm" svg:x="6.664cm" svg:y="28.578cm">
          <draw:text-box>
            <text:p text:style-name="P17"><text:span text:style-name="T3">Подпись</text:span></text:p>
          </draw:text-box>
        </draw:frame>
        <draw:frame draw:style-name="gr4" draw:text-style-name="P16" svg:width="0.914cm" svg:height="0.435cm" svg:x="8.15cm" svg:y="28.578cm">
          <draw:text-box>
            <text:p text:style-name="P15"><text:span text:style-name="T3">Дата</text:span></text:p>
          </draw:text-box>
        </draw:frame>
        <draw:frame draw:style-name="gr4" draw:text-style-name="P16" svg:width="0.914cm" svg:height="0.436cm" svg:x="19.44cm" svg:y="27.606cm">
          <draw:text-box>
            <text:p text:style-name="P15"><text:span text:style-name="T3">Лист</text:span></text:p>
          </draw:text-box>
        </draw:frame>
        <draw:frame draw:style-name="gr4" draw:text-style-name="P16" svg:width="0.914cm" svg:height="0.599cm" svg:x="19.44cm" svg:y="28.257cm">
          <draw:text-box>
            <text:p text:style-name="P15"><text:span text:style-name="T4">5</text:span></text:p>
          </draw:text-box>
        </draw:frame>
        <draw:frame draw:style-name="gr4" draw:text-style-name="P19" svg:width="10.125cm" svg:height="0.682cm" svg:x="9.194cm" svg:y="27.954cm">
          <draw:text-box>
            <text:p text:style-name="P15"><text:span text:style-name="T5">КП-АПИ(Ф)НГТУ-210201.65-(АВР09-1)-08-14</text:span></text:p>
          </draw:text-box>
        </draw:frame>
      </draw:g>
      <draw:g text:anchor-type="page" text:anchor-page-number="2" draw:z-index="1" draw:style-name="gr1">
        <draw:custom-shape draw:style-name="gr2" draw:text-style-name="P13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4" svg:x1="3.109cm" svg:y1="27.567cm" svg:x2="3.111cm" svg:y2="29.046cm">
          <text:p/>
        </draw:line>
        <draw:line draw:style-name="gr2" draw:text-style-name="P14" svg:x1="2.122cm" svg:y1="27.556cm" svg:x2="20.383cm" svg:y2="27.556cm">
          <text:p/>
        </draw:line>
        <draw:line draw:style-name="gr2" draw:text-style-name="P14" svg:x1="4.108cm" svg:y1="27.567cm" svg:x2="4.11cm" svg:y2="29.046cm">
          <text:p/>
        </draw:line>
        <draw:line draw:style-name="gr2" draw:text-style-name="P14" svg:x1="6.607cm" svg:y1="27.567cm" svg:x2="6.609cm" svg:y2="29.046cm">
          <text:p/>
        </draw:line>
        <draw:line draw:style-name="gr2" draw:text-style-name="P14" svg:x1="8.105cm" svg:y1="27.581cm" svg:x2="8.107cm" svg:y2="29.046cm">
          <text:p/>
        </draw:line>
        <draw:line draw:style-name="gr2" draw:text-style-name="P14" svg:x1="9.107cm" svg:y1="27.567cm" svg:x2="9.109cm" svg:y2="29.032cm">
          <text:p/>
        </draw:line>
        <draw:line draw:style-name="gr2" draw:text-style-name="P14" svg:x1="19.401cm" svg:y1="27.567cm" svg:x2="19.405cm" svg:y2="29.046cm">
          <text:p/>
        </draw:line>
        <draw:line draw:style-name="gr3" draw:text-style-name="P14" svg:x1="2.122cm" svg:y1="28.053cm" svg:x2="9.091cm" svg:y2="28.055cm">
          <text:p/>
        </draw:line>
        <draw:line draw:style-name="gr2" draw:text-style-name="P14" svg:x1="2.122cm" svg:y1="28.558cm" svg:x2="9.091cm" svg:y2="28.558cm">
          <text:p/>
        </draw:line>
        <draw:line draw:style-name="gr3" draw:text-style-name="P14" svg:x1="19.412cm" svg:y1="28.06cm" svg:x2="20.39cm" svg:y2="28.06cm">
          <text:p/>
        </draw:line>
        <draw:frame draw:style-name="gr4" draw:text-style-name="P16" svg:width="0.913cm" svg:height="0.435cm" svg:x="2.159cm" svg:y="28.578cm">
          <draw:text-box>
            <text:p text:style-name="P15"><text:span text:style-name="T3">Изм.</text:span></text:p>
          </draw:text-box>
        </draw:frame>
        <draw:frame draw:style-name="gr4" draw:text-style-name="P16" svg:width="0.914cm" svg:height="0.435cm" svg:x="3.149cm" svg:y="28.578cm">
          <draw:text-box>
            <text:p text:style-name="P15"><text:span text:style-name="T3">Лист</text:span></text:p>
          </draw:text-box>
        </draw:frame>
        <draw:frame draw:style-name="gr4" draw:text-style-name="P16" svg:width="2.349cm" svg:height="0.435cm" svg:x="4.184cm" svg:y="28.578cm">
          <draw:text-box>
            <text:p text:style-name="P15"><text:span text:style-name="T3">№ </text:span><text:span text:style-name="T3">докум.</text:span></text:p>
          </draw:text-box>
        </draw:frame>
        <draw:frame draw:style-name="gr4" draw:text-style-name="P18" svg:width="1.405cm" svg:height="0.435cm" svg:x="6.664cm" svg:y="28.578cm">
          <draw:text-box>
            <text:p text:style-name="P17"><text:span text:style-name="T3">Подпись</text:span></text:p>
          </draw:text-box>
        </draw:frame>
        <draw:frame draw:style-name="gr4" draw:text-style-name="P16" svg:width="0.914cm" svg:height="0.435cm" svg:x="8.15cm" svg:y="28.578cm">
          <draw:text-box>
            <text:p text:style-name="P15"><text:span text:style-name="T3">Дата</text:span></text:p>
          </draw:text-box>
        </draw:frame>
        <draw:frame draw:style-name="gr4" draw:text-style-name="P16" svg:width="0.914cm" svg:height="0.436cm" svg:x="19.44cm" svg:y="27.606cm">
          <draw:text-box>
            <text:p text:style-name="P15"><text:span text:style-name="T3">Лист</text:span></text:p>
          </draw:text-box>
        </draw:frame>
        <draw:frame draw:style-name="gr4" draw:text-style-name="P16" svg:width="0.914cm" svg:height="0.599cm" svg:x="19.44cm" svg:y="28.257cm">
          <draw:text-box>
            <text:p text:style-name="P15"><text:span text:style-name="T4">6</text:span></text:p>
          </draw:text-box>
        </draw:frame>
        <draw:frame draw:style-name="gr4" draw:text-style-name="P19" svg:width="10.125cm" svg:height="0.682cm" svg:x="9.194cm" svg:y="27.954cm">
          <draw:text-box>
            <text:p text:style-name="P15"><text:span text:style-name="T5">КП-АПИ(Ф)НГТУ-210201.65-(АВР09-1)-08-14</text:span></text:p>
          </draw:text-box>
        </draw:frame>
      </draw:g>
      <draw:g text:anchor-type="page" text:anchor-page-number="3" draw:z-index="2" draw:style-name="gr1">
        <draw:custom-shape draw:style-name="gr2" draw:text-style-name="P13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4" svg:x1="3.109cm" svg:y1="27.567cm" svg:x2="3.111cm" svg:y2="29.046cm">
          <text:p/>
        </draw:line>
        <draw:line draw:style-name="gr2" draw:text-style-name="P14" svg:x1="2.122cm" svg:y1="27.556cm" svg:x2="20.383cm" svg:y2="27.556cm">
          <text:p/>
        </draw:line>
        <draw:line draw:style-name="gr2" draw:text-style-name="P14" svg:x1="4.108cm" svg:y1="27.567cm" svg:x2="4.11cm" svg:y2="29.046cm">
          <text:p/>
        </draw:line>
        <draw:line draw:style-name="gr2" draw:text-style-name="P14" svg:x1="6.607cm" svg:y1="27.567cm" svg:x2="6.609cm" svg:y2="29.046cm">
          <text:p/>
        </draw:line>
        <draw:line draw:style-name="gr2" draw:text-style-name="P14" svg:x1="8.105cm" svg:y1="27.581cm" svg:x2="8.107cm" svg:y2="29.046cm">
          <text:p/>
        </draw:line>
        <draw:line draw:style-name="gr2" draw:text-style-name="P14" svg:x1="9.107cm" svg:y1="27.567cm" svg:x2="9.109cm" svg:y2="29.032cm">
          <text:p/>
        </draw:line>
        <draw:line draw:style-name="gr2" draw:text-style-name="P14" svg:x1="19.401cm" svg:y1="27.567cm" svg:x2="19.405cm" svg:y2="29.046cm">
          <text:p/>
        </draw:line>
        <draw:line draw:style-name="gr3" draw:text-style-name="P14" svg:x1="2.122cm" svg:y1="28.053cm" svg:x2="9.091cm" svg:y2="28.055cm">
          <text:p/>
        </draw:line>
        <draw:line draw:style-name="gr2" draw:text-style-name="P14" svg:x1="2.122cm" svg:y1="28.558cm" svg:x2="9.091cm" svg:y2="28.558cm">
          <text:p/>
        </draw:line>
        <draw:line draw:style-name="gr3" draw:text-style-name="P14" svg:x1="19.412cm" svg:y1="28.06cm" svg:x2="20.39cm" svg:y2="28.06cm">
          <text:p/>
        </draw:line>
        <draw:frame draw:style-name="gr4" draw:text-style-name="P16" svg:width="0.913cm" svg:height="0.435cm" svg:x="2.159cm" svg:y="28.578cm">
          <draw:text-box>
            <text:p text:style-name="P15"><text:span text:style-name="T3">Изм.</text:span></text:p>
          </draw:text-box>
        </draw:frame>
        <draw:frame draw:style-name="gr4" draw:text-style-name="P16" svg:width="0.914cm" svg:height="0.435cm" svg:x="3.149cm" svg:y="28.578cm">
          <draw:text-box>
            <text:p text:style-name="P15"><text:span text:style-name="T3">Лист</text:span></text:p>
          </draw:text-box>
        </draw:frame>
        <draw:frame draw:style-name="gr4" draw:text-style-name="P16" svg:width="2.349cm" svg:height="0.435cm" svg:x="4.184cm" svg:y="28.578cm">
          <draw:text-box>
            <text:p text:style-name="P15"><text:span text:style-name="T3">№ </text:span><text:span text:style-name="T3">докум.</text:span></text:p>
          </draw:text-box>
        </draw:frame>
        <draw:frame draw:style-name="gr4" draw:text-style-name="P18" svg:width="1.405cm" svg:height="0.435cm" svg:x="6.664cm" svg:y="28.578cm">
          <draw:text-box>
            <text:p text:style-name="P17"><text:span text:style-name="T3">Подпись</text:span></text:p>
          </draw:text-box>
        </draw:frame>
        <draw:frame draw:style-name="gr4" draw:text-style-name="P16" svg:width="0.914cm" svg:height="0.435cm" svg:x="8.15cm" svg:y="28.578cm">
          <draw:text-box>
            <text:p text:style-name="P15"><text:span text:style-name="T3">Дата</text:span></text:p>
          </draw:text-box>
        </draw:frame>
        <draw:frame draw:style-name="gr4" draw:text-style-name="P16" svg:width="0.914cm" svg:height="0.436cm" svg:x="19.44cm" svg:y="27.606cm">
          <draw:text-box>
            <text:p text:style-name="P15"><text:span text:style-name="T3">Лист</text:span></text:p>
          </draw:text-box>
        </draw:frame>
        <draw:frame draw:style-name="gr4" draw:text-style-name="P16" svg:width="0.914cm" svg:height="0.599cm" svg:x="19.44cm" svg:y="28.257cm">
          <draw:text-box>
            <text:p text:style-name="P15"><text:span text:style-name="T4">7</text:span></text:p>
          </draw:text-box>
        </draw:frame>
        <draw:frame draw:style-name="gr4" draw:text-style-name="P19" svg:width="10.125cm" svg:height="0.682cm" svg:x="9.194cm" svg:y="27.954cm">
          <draw:text-box>
            <text:p text:style-name="P15"><text:span text:style-name="T5">КП-АПИ(Ф)НГТУ-210201.65-(АВР09-1)-08-14</text:span></text:p>
          </draw:text-box>
        </draw:frame>
      </draw:g>
      <text:p text:style-name="P10"/>
      <text:p text:style-name="P4">1 <text:s/>Техническое задание на разработку конструкции изделия</text:p>
      <text:p text:style-name="P4">1.1 Наименование, назначение, область применения</text:p>
      <text:p text:style-name="P6"><text:tab/>Блок вычислительный БВ-01 входит в состав многоканального теплосчётчика и обеспечивает:</text:p>
      <text:p text:style-name="P6">- приём и обработку информации с измерительных каналов вычислителя по интерфейсу RS-485;</text:p>
      <text:p text:style-name="P6">- расчёт, индикацию, архивирование параметров теплосчётчика;</text:p>
      <text:p text:style-name="P6">- вывод значений параметров на ЖК-индикатор;</text:p>
      <text:p text:style-name="P6">- отсчёт текущего времени и времени наработки вычислителя;</text:p>
      <text:p text:style-name="P5">- вывод информации на ЭВМ, принтер по интерфейсу RS-232.</text:p>
      <text:p text:style-name="P4">1.2 Основание для разработки</text:p>
      <text:p text:style-name="P6"><text:tab/>Основанием для разработки является задание на <text:span text:style-name="T2">дипломный проект</text:span>, выданное на кафедре КиТ РЭС АПИ. Дата утверждения задания:</text:p>
      <text:p text:style-name="P8"/>
      <text:p text:style-name="P4">1.3 Цель и задачи разработки</text:p>
      <text:p text:style-name="P6"><text:tab/><text:span text:style-name="T2">Разработать </text:span>конструкцию <text:span text:style-name="T2">и технологию изготовления </text:span>блока вычислительного в микроэлектронном исполнении, представив необходимую <text:s/>документацию и графический материал.</text:p>
      <text:p text:style-name="P9"/>
      <text:p text:style-name="P4">1.4 Источник разработки</text:p>
      <text:p text:style-name="P4"><text:tab/>Схема электрическая принципиальная с описанием.</text:p>
      <text:p text:style-name="P4">1.5 Технические требования</text:p>
      <text:p text:style-name="P7">1.5.1 Состав изделия и требование к его конструкции</text:p>
      <text:p text:style-name="P7">1.5.1.1 Блок вычислительный должен содержать:</text:p>
      <text:p text:style-name="P7">- микропроцессорный модуль;</text:p>
      <text:p text:style-name="P7">- модуль питания;</text:p>
      <text:p text:style-name="P7">- модуль коммутации.</text:p>
      <text:p text:style-name="P7">1.5.1.2 <text:s/>Габаритные размеры блока не должны превышать 380х260х165 мм.</text:p>
      <text:p text:style-name="P12"/>
      <text:p text:style-name="P7">1.5.1.3 Масса блока не должна превышать 6,5 кг.</text:p>
      <text:p text:style-name="P6">1.5.1.4 Блок вычислительный должен быть опломбирован для предотвращения несанкционированного доступа внутрь устройства.</text:p>
      <text:p text:style-name="P6">1.5.1.5 Электрическая изоляция сетевой цепи питания БВ-01 относительно корпуса должна выдерживать воздействие испытательного напряжения 1500 В (эффективное значение), частотой 50 Гц.</text:p>
      <text:p text:style-name="P6">1.5.1.6 Электрическое сопротивление изоляции между цепями сетевого питания и корпусом БВ-01 должно быть не менее 40 МОм при напряжении 500 В.</text:p>
      <text:p text:style-name="P7">1.5.2 Показатели назначения</text:p>
      <text:p text:style-name="P6">1.5.2.1 Питание БВ-01 осуществляется от сети переменного тока напряжением 220 В, частотой 50±1 Гц и от встроенной литиевой гальванической батареи (для часов текущего времени) с номинальным напряжением 3 В.</text:p>
      <text:p text:style-name="P6">1.5.2.2 Потребляемая мощность от сети не должна превышать 10 Вт.</text:p>
      <text:p text:style-name="P6">1.5.2.3 Время готовки к работе после включения питания БВ-01 должно быть не более трёх минут.</text:p>
      <text:p text:style-name="P6">1.5.2.4 Режим работы блока — непрерывный.</text:p>
      <text:p text:style-name="P6">1.5.3 Требования по надёжности</text:p>
      <text:p text:style-name="P6">1.5.3.1 Средняя наработка на отказ блока вычислительного должна быть не менее 10000 часов с учётом технического обслуживания.</text:p>
      <text:p text:style-name="P6">1.5.3.2 Средний срок службы до списания БВ-01 должен быть не менее 12 лет</text:p>
      <text:p text:style-name="P6">1.5.3.3 Блок вычислительный относится к восстанавливаемому, ремонтируемому, обслуживаемому изделию.</text:p>
      <text:p text:style-name="P6">1.5.4 Требования к стандартизации и унификации</text:p>
      <text:p text:style-name="P6">1.5.4.1 Конструкция блока должна быть разработана с максимальным использованием стандартных и унифицированных деталей, узлов и конструктивных элементов, используемых на предприятии-изготовителе. Комплектующие изделия и материалы должны соответствовать требованиям действующих стандартов или технических условий.</text:p>
      <text:p text:style-name="P6">1.5.5 Требования безопасности</text:p>
      <text:p text:style-name="P6">1.5.5.1 По электробезопасности блок вычислительный относится к классу I по</text:p>
      <text:p text:style-name="P11"/>
      <text:p text:style-name="P6">ГОСТ 12.2.007.0.</text:p>
      <text:p text:style-name="P6">1.5.5.2 При испытании и эксплуатации к работе с БВ-01 допускают лиц, прошедших инструктаж по технике безопасности и изучивших документацию на блок вычислительный и используемые средства измерений и оборудование.</text:p>
      <text:p text:style-name="P6">1.5.5.3 Материалы не должны выделять токсичные, вредные для здоровья человека веществ.</text:p>
      <text:p text:style-name="P6">1.5.6 Условия эксплуатации</text:p>
      <text:p text:style-name="P6">1.5.6.1 Блок вычислительный должен сохранять свои характеристики при следующих условиях эксплуатации:</text:p>
      <text:p text:style-name="P6">- диапазон температур окружающей среды от плюс 1 до плюс 40°С.</text:p>
      <text:p text:style-name="P6">- относительная влажность воздуха до 98 % при температуре плюс 25°С и более низких температурах.</text:p>
      <text:p text:style-name="P6">- после воздействия синусоидальной вибрации в соответствии с требованиями к группе N2 по ГОСТ 12997.</text:p>
      <text:p text:style-name="P6">- вне взрывоопасных зонах помещения.</text:p>
      <text:p text:style-name="P6">1.5.6.2 Исполнение блока вычислительного по степени защиты от проникновения твёрдых предметов, пыли и воды должны быть не ниже IP54 по ГОСТ 14254.</text:p>
      <text:p text:style-name="P6">1.5.7 Требования к упаковке и хранению</text:p>
      <text:p text:style-name="P6">1.5.7.1 Упаковку следует проводить в закрытых помещениях при температуре окружающего воздуха плюс (25±10) °С и относительной влажности до 80 % при отсутствии в окружающей среде агрессивных примесей.</text:p>
      <text:p text:style-name="P6">1.5.7.2 Хранить БВ-01 следует в упаковке завода-изготовителя в складских помещениях <text:s/>при температуре окружающей среды от плюс 1 °С до плюс 40 °С со среднегодовой относительной влажностью до <text:s/>80 % <text:s/>при температуре плюс 30 °С. В помещении для хранения не должно быть паров кислот и щелочей, агрессивных <text:s text:c="2"/>газов и других примесей, разрушающих изоляцию, металлические и пластмассовые детали.</text:p>
      <text:p text:style-name="P6">1.5.8 Эстетические и эргономические требованиям</text:p>
      <text:p text:style-name="P3"><text:span text:style-name="T1">1.5.8.1 Блок должен быть выполнен в удобном для переноски корпусе.</text:span><text:tab/></text:p>
      <text:p text:style-name="P1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5-05-10T16:47:36.854000000</dc:date>
    <meta:editing-duration>PT36M37S</meta:editing-duration>
    <meta:editing-cycles>16</meta:editing-cycles>
    <meta:generator>LibreOffice/4.3.5.2$Windows_x86 LibreOffice_project/3a87456aaa6a95c63eea1c1b3201acedf0751bd5</meta:generator>
    <meta:document-statistic meta:table-count="0" meta:image-count="0" meta:object-count="0" meta:page-count="3" meta:paragraph-count="54" meta:word-count="592" meta:character-count="4491" meta:non-whitespace-character-count="3937"/>
  </office:meta>
</office:document-meta>
</file>